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7.61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6.45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96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29cm" fo:min-width="2.144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8.128cm" svg:x="1.76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6.602cm" draw:transform="skewX (0.0010471975511966) rotate (0.0010471975511966) translate (2.016cm 7.8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6.658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9.6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2.248cm" svg:y="8.855cm">
          <text:p text:style-name="P4"><text:span text:style-name="T2">logicSynthesis:</text:span></text:p>
          <text:p text:style-name="P4"><text:span text:style-name="T2">Base (default)</text:span></text:p>
          <text:p text:style-name="P4"><text:span text:style-name="T2"/></text:p>
          <text:p text:style-name="P4"><text:span text:style-name="T2">placement:</text:span></text:p>
          <text:p text:style-name="P4"><text:span text:style-name="T2">Placement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3.4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8.0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953cm" svg:height="0.846cm" svg:x="8.641cm" svg:y="8.139cm">
          <draw:text-box>
            <text:p><text:span text:style-name="T3">Stage logicSynthesis</text:span></text:p>
          </draw:text-box>
        </draw:frame>
        <draw:custom-shape draw:style-name="gr9" draw:text-style-name="P8" draw:layer="layout" svg:width="3.81cm" svg:height="0.889cm" svg:x="9.1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81cm" svg:height="0.889cm" svg:x="9.141cm" svg:y="12.595cm">
          <text:p text:style-name="P4"><text:span text:style-name="T2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588cm" svg:height="4.826cm" svg:x="13.88cm" svg:y="8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.81cm" svg:height="0.889cm" svg:x="14.919cm" svg:y="9.133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113cm" svg:height="0.846cm" svg:x="14.872cm" svg:y="8.155cm">
          <draw:text-box>
            <text:p><text:span text:style-name="T3">Stage placement</text:span></text:p>
          </draw:text-box>
        </draw:frame>
        <draw:custom-shape draw:style-name="gr10" draw:text-style-name="P8" draw:layer="layout" svg:width="3.81cm" svg:height="0.889cm" svg:x="14.92cm" svg:y="10.903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3.81cm" svg:height="0.889cm" svg:x="14.942cm" svg:y="12.609cm">
          <text:p text:style-name="P4"><text:span text:style-name="T2">Plac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41S</meta:editing-duration>
    <meta:editing-cycles>36</meta:editing-cycles>
    <meta:generator>LibreOffice/5.1.6.2$Linux_X86_64 LibreOffice_project/10m0$Build-2</meta:generator>
    <dc:date>2017-12-28T00:21:51.561000741</dc:date>
    <meta:document-statistic meta:object-count="15"/>
  </office:meta>
</office:document-meta>
</file>